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plenote Tasks" svg:font-family="'Simplenote Task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034dd4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&gt; Single cleanup =</text:p>
      <text:p text:style-name="P1"/>
      <text:p text:style-name="P1">* Add 0.8 x 25 uL = 20 UL omega beads to each PCR reaction, mix well, sit for 5 mins at room temp, then place on magnet until clear</text:p>
      <text:p text:style-name="P1"/>
      <text:p text:style-name="P1">* Aspirate and DISCARD supernatant (containing unwanted small</text:p>
      <text:p text:style-name="P1">fragments)</text:p>
      <text:p text:style-name="P1"/>
      <text:p text:style-name="P1">* Add 150 UL 80% ethanol while on magnet, let sit 30 secs at room temp, then aspirate the wash (repeat this step for a total of 2 washes)</text:p>
      <text:p text:style-name="P1"/>
      <text:p text:style-name="P1">* Remove any remaining droplets of ethanol</text:p>
      <text:p text:style-name="P1"/>
      <text:p text:style-name="P1">* Allow to air dry for 2 minutes</text:p>
      <text:p text:style-name="P1"/>
      <text:p text:style-name="P1">* Add 25 UL Elution Buffer, mix well to resuspend beads, sit for 3 mins at room temp, then place on magnet until clear</text:p>
      <text:p text:style-name="P1"/>
      <text:p text:style-name="P1">* Aspirate and TRANSFER clear supernatant (containing eluted amplicons)</text:p>
      <text:p text:style-name="P1">to new plate</text:p>
      <text:p text:style-name="P1"/>
      <text:p text:style-name="P1">&gt;&gt; This entire cleanup process is repeated twice on each sample, thus</text:p>
      <text:p text:style-name="P1">&gt;&gt; the "double cleanup.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plenote Tasks" svg:font-family="'Simplenote Task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Morris</meta:initial-creator>
    <meta:creation-date>2021-04-07T10:09:46.235819135</meta:creation-date>
    <meta:printed-by>Andrew Morris</meta:printed-by>
    <meta:print-date>2021-04-07T10:13:42.444747788</meta:print-date>
    <dc:date>2021-04-07T16:35:50.284275024</dc:date>
    <dc:creator>Andrew Morris</dc:creator>
    <meta:editing-duration>PT4H9M21S</meta:editing-duration>
    <meta:editing-cycles>1</meta:editing-cycles>
    <meta:document-statistic meta:table-count="0" meta:image-count="0" meta:object-count="0" meta:page-count="1" meta:paragraph-count="12" meta:word-count="139" meta:character-count="726" meta:non-whitespace-character-count="599"/>
    <meta:generator>LibreOffice/6.4.6.2$Linux_X86_64 LibreOffice_project/40$Build-2</meta:generator>
  </office:meta>
</office:document-meta>
</file>